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a34c" officeooo:paragraph-rsid="0008a34c"/>
    </style:style>
    <style:style style:name="P2" style:family="paragraph" style:parent-style-name="Standard">
      <style:text-properties officeooo:rsid="0008a34c" officeooo:paragraph-rsid="0008a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jardín de las mineretas</text:p>
      <text:p text:style-name="P2"/>
      <text:p text:style-name="P2">Yo te vi, tenias tanto amor que no entendí</text:p>
      <text:p text:style-name="P2"/>
      <text:p text:style-name="P2">eso de que no eras para mi</text:p>
      <text:p text:style-name="P2"/>
      <text:p text:style-name="P2"><text:s/>que el corazón me repitió insistentemente</text:p>
      <text:p text:style-name="P2"/>
      <text:p text:style-name="P2">y caí, en el enredo que tu pelo tejió para mi</text:p>
      <text:p text:style-name="P2"/>
      <text:p text:style-name="P2">en el anhelo de verte siempre sonrreir</text:p>
      <text:p text:style-name="P2"/>
      <text:p text:style-name="P2">en el ensueño de una casa y un jardín</text:p>
      <text:p text:style-name="P2"/>
      <text:p text:style-name="P2">Que tonto fui, me emborrache con el aroma del jazmín</text:p>
      <text:p text:style-name="P2"/>
      <text:p text:style-name="P2">de hacer promesas que no se pueden cumplir</text:p>
      <text:p text:style-name="P2"/>
      <text:p text:style-name="P2">y fui la sombra del amor que prometí</text:p>
      <text:p text:style-name="P2"/>
      <text:p text:style-name="P2">y ahí lo vi, fue el mismo diablo el que me vino a socorrer</text:p>
      <text:p text:style-name="P2"/>
      <text:p text:style-name="P2">el que me habló de tus encantos de mujer</text:p>
      <text:p text:style-name="P2"/>
      <text:p text:style-name="P2">el que tejió las mineretas en tu cien.</text:p>
      <text:p text:style-name="P2"/>
      <text:p text:style-name="P2">Y así te amé, y dios lo sabe yo de el no me oculte</text:p>
      <text:p text:style-name="P2"/>
      <text:p text:style-name="P2">y di mi vida para volverte a tener</text:p>
      <text:p text:style-name="P2"/>
      <text:p text:style-name="P2">y por tus labios yo volveria a nacer</text:p>
      <text:p text:style-name="P2"/>
      <text:p text:style-name="P2">y as i te a me, y dios sabe que lo volvería a hacer</text:p>
      <text:p text:style-name="P2"/>
      <text:p text:style-name="P2">a dar mi vida parta tenerte otra vez</text:p>
      <text:p text:style-name="P2"/>
      <text:p text:style-name="P2">y que por tus labios por tus labios por tus labios, me escuché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5:27:25.632471698</meta:creation-date>
    <dc:date>2025-09-12T15:32:25.834474728</dc:date>
    <meta:editing-duration>PT5M</meta:editing-duration>
    <meta:editing-cycles>1</meta:editing-cycles>
    <meta:document-statistic meta:table-count="0" meta:image-count="0" meta:object-count="0" meta:page-count="1" meta:paragraph-count="19" meta:word-count="176" meta:character-count="791" meta:non-whitespace-character-count="633"/>
    <meta:generator>LibreOffice/25.2.4.3$Linux_X86_64 LibreOffice_project/520$Build-3</meta:generator>
  </office:meta>
</office:document-meta>
</file>